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Subscriber.count( int inc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eiveSubscrib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ceiveSubscriber.ReceiveSubscriber( boolean useProps , String jndi , String url , String connfactory , String topic , boolean useAuth , String user , String pw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ceiveSubscribe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Subscriber.setLoop( int lo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Subscrib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ceiveSubscrib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eiveSubscriber.getBy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Subscriber.resu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ceiveSubscriber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ceiveSubscriber.initJNDI( boolean useProps , String jndi , String url , boolean useAuth , String user , String pw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